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Таблица1" style:family="table">
      <style:table-properties style:width="15.05cm" fo:margin-left="-0.199cm" table:align="left" style:writing-mode="lr-tb"/>
    </style:style>
    <style:style style:name="Таблица1.A" style:family="table-column">
      <style:table-column-properties style:column-width="3.191cm"/>
    </style:style>
    <style:style style:name="Таблица1.B" style:family="table-column">
      <style:table-column-properties style:column-width="11.859cm"/>
    </style:style>
    <style:style style:name="Таблица1.1" style:family="table-row">
      <style:table-row-properties fo:keep-together="auto"/>
    </style:style>
    <style:style style:name="Таблица1.A1" style:family="table-cell">
      <style:table-cell-properties style:vertical-align="top" fo:background-color="#00000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Таблица1.B1" style:family="table-cell">
      <style:table-cell-properties style:vertical-align="top" fo:background-color="#000000" fo:padding-left="0.191cm" fo:padding-right="0.191cm" fo:padding-top="0cm" fo:padding-bottom="0cm" fo:border="0.5pt solid #000000" style:writing-mode="lr-tb">
        <style:background-image/>
      </style:table-cell-properties>
    </style:style>
    <style:style style:name="Таблица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B2" style:family="table-cell">
      <style:table-cell-properties style:vertical-align="top" fo:padding-left="0.191cm" fo:padding-right="0.191cm" fo:padding-top="0cm" fo:padding-bottom="0cm" fo:border="0.5pt solid #000000" style:writing-mode="lr-tb"/>
    </style:style>
    <style:style style:name="Таблица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B3" style:family="table-cell">
      <style:table-cell-properties style:vertical-align="top" fo:padding-left="0.191cm" fo:padding-right="0.191cm" fo:padding-top="0cm" fo:padding-bottom="0cm" fo:border="0.5pt solid #000000" style:writing-mode="lr-tb"/>
    </style:style>
    <style:style style:name="Таблица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B4" style:family="table-cell">
      <style:table-cell-properties style:vertical-align="top" fo:padding-left="0.191cm" fo:padding-right="0.191cm" fo:padding-top="0cm" fo:padding-bottom="0cm" fo:border="0.5pt solid #000000" style:writing-mode="lr-tb"/>
    </style:style>
    <style:style style:name="Таблица1.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B5" style:family="table-cell">
      <style:table-cell-properties style:vertical-align="top" fo:padding-left="0.191cm" fo:padding-right="0.191cm" fo:padding-top="0cm" fo:padding-bottom="0cm" fo:border="0.5pt solid #000000" style:writing-mode="lr-tb"/>
    </style:style>
    <style:style style:name="Таблица1.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B6" style:family="table-cell">
      <style:table-cell-properties style:vertical-align="top" fo:padding-left="0.191cm" fo:padding-right="0.191cm" fo:padding-top="0cm" fo:padding-bottom="0cm" fo:border="0.5pt solid #000000" style:writing-mode="lr-tb"/>
    </style:style>
    <style:style style:name="Таблица1.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B7" style:family="table-cell">
      <style:table-cell-properties style:vertical-align="top" fo:padding-left="0.191cm" fo:padding-right="0.191cm" fo:padding-top="0cm" fo:padding-bottom="0cm" fo:border="0.5pt solid #000000" style:writing-mode="lr-tb"/>
    </style:style>
    <style:style style:name="Таблица1.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B8" style:family="table-cell">
      <style:table-cell-properties style:vertical-align="top" fo:padding-left="0.191cm" fo:padding-right="0.191cm" fo:padding-top="0cm" fo:padding-bottom="0cm" fo:border="0.5pt solid #000000" style:writing-mode="lr-tb"/>
    </style:style>
    <style:style style:name="Таблица1.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B9" style:family="table-cell">
      <style:table-cell-properties style:vertical-align="top" fo:padding-left="0.191cm" fo:padding-right="0.191cm" fo:padding-top="0cm" fo:padding-bottom="0cm" fo:border="0.5pt solid #000000" style:writing-mode="lr-tb"/>
    </style:style>
    <style:style style:name="Таблица1.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B10" style:family="table-cell">
      <style:table-cell-properties style:vertical-align="top" fo:padding-left="0.191cm" fo:padding-right="0.191cm" fo:padding-top="0cm" fo:padding-bottom="0cm" fo:border="0.5pt solid #000000" style:writing-mode="lr-tb"/>
    </style:style>
    <style:style style:name="Таблица1.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B11" style:family="table-cell">
      <style:table-cell-properties style:vertical-align="top" fo:padding-left="0.191cm" fo:padding-right="0.191cm" fo:padding-top="0cm" fo:padding-bottom="0cm" fo:border="0.5pt solid #000000" style:writing-mode="lr-tb"/>
    </style:style>
    <style:style style:name="Таблица1.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B12" style:family="table-cell">
      <style:table-cell-properties style:vertical-align="top" fo:padding-left="0.191cm" fo:padding-right="0.191cm" fo:padding-top="0cm" fo:padding-bottom="0cm" fo:border="0.5pt solid #000000" style:writing-mode="lr-tb"/>
    </style:style>
    <style:style style:name="Таблица1.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B13"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justify" style:justify-single-word="false"/>
      <style:text-properties fo:language="en" fo:country="US"/>
    </style:style>
    <style:style style:name="P4" style:family="paragraph" style:parent-style-name="Standard">
      <style:paragraph-properties fo:text-align="justify" style:justify-single-word="false"/>
      <style:text-properties fo:font-size="8pt" style:font-size-asian="8pt"/>
    </style:style>
    <style:style style:name="P5" style:family="paragraph" style:parent-style-name="Standard">
      <style:paragraph-properties fo:margin-left="1.27cm" fo:margin-right="0cm" fo:text-align="justify" style:justify-single-word="false" fo:text-indent="0cm" style:auto-text-indent="false"/>
    </style:style>
    <style:style style:name="P6" style:family="paragraph" style:parent-style-name="Standard">
      <style:paragraph-properties fo:margin-left="0cm" fo:margin-right="0cm" fo:text-align="justify" style:justify-single-word="false" fo:text-indent="1.27cm" style:auto-text-indent="false"/>
    </style:style>
    <style:style style:name="P7" style:family="paragraph" style:parent-style-name="Standard">
      <style:paragraph-properties fo:margin-left="0cm" fo:margin-right="0cm" fo:text-align="justify" style:justify-single-word="false" fo:text-indent="1.27cm" style:auto-text-indent="false"/>
      <style:text-properties fo:font-weight="bold" style:font-weight-asian="bold"/>
    </style:style>
    <style:style style:name="P8" style:family="paragraph" style:parent-style-name="Название_20_объекта">
      <style:paragraph-properties fo:text-align="center" style:justify-single-word="false"/>
    </style:style>
    <style:style style:name="P9" style:family="paragraph" style:parent-style-name="Heading_20_1" style:master-page-name="Standard">
      <style:paragraph-properties style:page-number="auto"/>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style="italic" fo:font-weight="bold" style:font-style-asian="italic" style:font-weight-asian="bold" style:font-style-complex="italic" style:font-weight-complex="bold"/>
    </style:style>
    <style:style style:name="T4" style:family="text">
      <style:text-properties fo:language="en" fo:country="US" fo:font-style="italic" style:font-style-asian="italic" style:font-style-complex="italic"/>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fo:font-size="8pt" style:font-size-asian="8pt"/>
    </style:style>
    <style:style style:name="T9" style:family="text">
      <style:text-properties fo:font-size="8pt" fo:language="en" fo:country="US" style:font-size-asian="8pt"/>
    </style:style>
    <style:style style:name="T10" style:family="text">
      <style:text-properties style:font-name="Courier New" fo:font-size="8pt" fo:language="en" fo:country="US" style:font-size-asian="8pt" style:font-name-complex="Courier New"/>
    </style:style>
    <style:style style:name="T11" style:family="text">
      <style:text-properties style:font-name="Courier New" fo:language="en" fo:country="US" style:font-name-complex="Courier New"/>
    </style:style>
    <style:style style:name="T12" style:family="text">
      <style:text-properties fo:background-color="#ff00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Листинг"/>
      </text:sequence-decls>
      <text:h text:style-name="P9" text:outline-level="1">экстремальный разгон <text:span text:style-name="T1">XP</text:span></text:h>
      <text:p text:style-name="Standard">крис каперски ака мыщъх</text:p>
      <text:p text:style-name="Standard"/>
      <text:p text:style-name="P5"><text:span text:style-name="T6">кто это у тебя там фырчит? а… винчестер между переключениями с одной задачи на другую. а </text:span><text:span text:style-name="T2">Windows</text:span><text:span text:style-name="T6"> разгонять не пробовал? у тебя ведь </text:span><text:span text:style-name="T2">Windows</text:span><text:span text:style-name="T6"> стоит, верно? если это модель семейства </text:span><text:span text:style-name="T2">NT</text:span><text:span text:style-name="T6">'вых (</text:span><text:span text:style-name="T2">NT</text:span><text:span text:style-name="T6">, </text:span><text:span text:style-name="T2">W</text:span><text:span text:style-name="T6">2</text:span><text:span text:style-name="T2">K</text:span><text:span text:style-name="T6">, XP, 2003) эта статья для тебя!</text:span></text:p>
      <text:h text:style-name="Heading_20_2" text:outline-level="2">введение</text:h>
      <text:p text:style-name="P6">Все началось с того, что на одном из форумов появилось сообщение о новом способе разгона <text:span text:style-name="T1">Windows XP</text:span> суть которого сводилась к замене стандартного ядра на ядро от <text:span text:style-name="T1">i</text:span>486, для чего предлагалось в процессе установки <text:span text:style-name="T1">Windows</text:span> нажать &lt;<text:span text:style-name="T1">F</text:span>5&gt;, в появившемся диалоговом окне выбрать пункт "<text:span text:style-name="T1">Others</text:span>" (другие) и указать "<text:span text:style-name="T1">Standard</text:span> <text:span text:style-name="T1">PC</text:span> <text:span text:style-name="T1">with</text:span> <text:span text:style-name="T1">C</text:span>-<text:span text:style-name="T1">Step</text:span> <text:span text:style-name="T1">i</text:span>486", после чего производительность системы существенно возрастет. Автор заметки напирал на то, что дескать <text:span text:style-name="T1">Microsoft</text:span> умышленно замедляет быстродействие процессора в новых ядрах и потому старое ядро намного предпочтительнее.</text:p>
      <text:p text:style-name="P6">Информация не осталась незамеченной и вызвала бурную дискуссию, быстро переросшую во флейм. Спорящие стороны с умным видом обсуждали темы в которых ни хрена не смыслят и оперировали тезисами в стиле "если бы это было правой, <text:span text:style-name="T1">M</text:span>$ уже давно засудили" и "где такую траву брал?!". Реальную замену ядра осуществили единицы. У одних система воспряла духом и завращалась быстрее прежнего, другие же не обнаружили никаких изменений в производительности.</text:p>
      <text:p text:style-name="P6">Сам автор экспериментировал с ядрами еще во времена <text:span text:style-name="T1">Windows NT</text:span> 4.0, но не считал эту тривиальную операцию чем-то экстраординарным, тем более, что она официально документирована самой <text:span text:style-name="T1">Microsoft</text:span> и никакого подвоха тут нет. Ни для кого не секрет, что старые версии программного обеспечения обычно работают намного быстрее, но вместе с тем уступают в функциональных возможностях.</text:p>
      <text:h text:style-name="Heading_20_2" text:outline-level="2">подготовка</text:h>
      <text:p text:style-name="P6">Для смены ядра переустанавливать <text:span text:style-name="T1">Windows</text:span> совершенно необязательно. Эту операцию можно осуществить и на лету. Если вы не устанавливали никаких <text:span text:style-name="T1">Service</text:span> <text:span text:style-name="T1">Pack</text:span>'ов, откройте каталог <text:span text:style-name="T1">WINNT</text:span>\<text:span text:style-name="T1">System</text:span>32\<text:span text:style-name="T1">Driver Cache</text:span>\<text:span text:style-name="T1">i</text:span>386\<text:span text:style-name="T1">driver</text:span>.<text:span text:style-name="T1">cab</text:span> и вытащите из него файлы, в начале которых стоит <text:span text:style-name="T2">HAL</text:span>. Это – различные версии библиотеки аппаратных абстракций или в оригинале <text:span text:style-name="T3">H</text:span><text:span text:style-name="T4">ardware</text:span><text:span text:style-name="T7"> </text:span><text:span text:style-name="T3">A</text:span><text:span text:style-name="T4">bstraction</text:span><text:span text:style-name="T7"> </text:span><text:span text:style-name="T3">L</text:span><text:span text:style-name="T4">ayer</text:span>. Теперь найдите файлы, содержащие "<text:span text:style-name="T1">nt</text:span>" и "<text:span text:style-name="T1">kr</text:span>" (в <text:span text:style-name="T1">FAR</text:span>'е для этого достаточно нажать <text:span text:style-name="T1">Gray</text:span>-&lt;+&gt; и "*<text:span text:style-name="T1">nt</text:span>*<text:span text:style-name="T1">kr</text:span>*"). Это – различные исполнительные системы ядра. Скопируйте их в каталог <text:span text:style-name="T1">WINNT</text:span>\<text:span text:style-name="T1">System</text:span>32. Для тех, у кого <text:span text:style-name="T1">Service Pack</text:span> установлен: ищите указанные файла в каталоге <text:span text:style-name="T1">WINNT</text:span>\ServicePackFiles\<text:span text:style-name="T1">i</text:span>386.</text:p>
      <text:p text:style-name="P6">Вооружившись "блокнотом" или любым другим аналогичным редактором, откройте файл <text:span text:style-name="T1">boot</text:span>.<text:span text:style-name="T1">ini</text:span>, находящийся в корневом каталоге загрузочного диска и найдите в нем строку следующего вида:</text:p>
      <text:p text:style-name="P1"/>
      <text:p text:style-name="P1"><text:span text:style-name="T10">multi(0)disk(0)rdisk(0)partition(1)\WINNT="Windows 2000 Professional" /fastdetect /SOS</text:span></text:p>
      <text:p text:style-name="P8">Листинг <text:sequence text:ref-name="refЛистинг0" text:name="Листинг" text:formula="ooow:Листинг+1" style:num-format="1">1</text:sequence> строка загрузочных параметров</text:p>
      <text:p text:style-name="P6">Теперь либо добавьте к ней два новых ключа /KERNEL= и /HAL= указав имена файлов исполнительной системы ядра (по умолчанию <text:span text:style-name="T1">ntoskrnl</text:span>.<text:span text:style-name="T1">exe</text:span>) и уровня аппаратных абстракций (по умолчанию <text:span text:style-name="T1">hal</text:span>.<text:span text:style-name="T1">dll</text:span>), либо выделите всю строку целиком и вставьте ее в конец файла <text:span text:style-name="T1">boot</text:span>.<text:span text:style-name="T1">ini</text:span>, изменив текст "<text:span text:style-name="T1">Windows </text:span>2000<text:span text:style-name="T1"> Professional</text:span>" на что-то в стиле "<text:span text:style-name="T1">Windows </text:span>2000<text:span text:style-name="T1"> hacked</text:span>". Тогда при старте системы на экране появится меню многовариантной загрузки, позволяющее быстро переключаться между различными версиями ядер, не рискуя при этом обрушить основную конфигурацию системы (если это меню не появится, нажмите &lt;<text:span text:style-name="T1">F</text:span>8&gt;).</text:p>
      <text:p text:style-name="P6">Какую версию ядра выбрать? Это зависит от архитектурных особенностей компьютера и ваших непосредственных потребностей. <text:span text:style-name="T12">Таблица 1</text:span> описывает назначения некоторых наиболее популярных ядер, из которых в первую очередь хотелось бы обратить внимание на <text:span text:style-name="T1">NTKRNLMP</text:span>.<text:span text:style-name="T1">EXE</text:span>/<text:span text:style-name="T1">HALMPS</text:span>.<text:span text:style-name="T1">DLL</text:span>, ориентированных на многопроцессорные системы. Если вы установили <text:span text:style-name="T1">Windows</text:span> на компьютер без поддержки <text:span text:style-name="T1">Hyper</text:span>-<text:span text:style-name="T1">Threading</text:span>, а затем неожиданно решили ее поддержать, купив новехонький <text:span text:style-name="T1">Pentium</text:span>-4, или обновив <text:span text:style-name="T1">BIOS</text:span>, <text:span text:style-name="T1">Windows</text:span> не захочет работать со вторым процессором до тех пор, пока вы не переустановите ее или… не замените ядро. <text:soft-page-break/>Второе, естественно, проще и быстрее. Кстати, о быстроте. Ядра с поддержкой <text:span text:style-name="T1">ACPI</text:span> проигрывают не-<text:span text:style-name="T1">ACPI</text:span> ядрам по скорости, однако, всех "вкусностей" <text:span text:style-name="T1">ACPI</text:span>-режима они, естественно, лишены. Они не могут приостанавливать работу компьютера, вгоняя его в сон, и не всегда корректно отключают питание. Многопроцессорные ядра самые медленные. Использовать их на однопроцессорных машинах не рекомендуется (ну разве что вы хотите поэкспериментировать). Ядро, доставшееся в "наследство" от 486-машин, самое быстрое, однако, и самое ограниченное в своих функциональных возможностях. При использовании современного оборудования и некоторых навороченных игрушек могут появится серьезные проблемы от полного нежелания работать, до периодических сбоев или чудовищного торможения всей системы. Но не будем нагнетать обстановку и сгущать краски, ведь в большинстве случаев <text:span text:style-name="T1">i</text:span>486-ядро и на современных процессорах "летает" вполне нормально. Только имейте ввиду, что в штатный комплект поставки <text:span text:style-name="T1">Windows </text:span>2000 оно не входит, однако, его вполне реально найти в Интернете. Можно попробовать выдернуть <text:span text:style-name="T1">HAL</text:span>486<text:span text:style-name="T1">C</text:span>.<text:span text:style-name="T1">DLL</text:span> из дистрибьютива <text:span text:style-name="T1">Windows XP</text:span>, но никаких гарантий, что оно нормально встанет на <text:span text:style-name="T1">Windows </text:span>2000 ни у меня, ни у вас нет. Экспериментируйте на свой страх и риск.</text:p>
      <text:p text:style-name="P6">Ключ /<text:span text:style-name="T1">PCILOCK</text:span> запрещает системе использовать динамическую адресацию <text:span text:style-name="T1">IO</text:span>/<text:span text:style-name="T1">IRQ</text:span> на <text:span text:style-name="T1">PCI</text:span>-шине, что в некоторых случаях значительно повышает производительность, однако, препятствует совместному использованию системных ресурсов несколькими устройствами одновременно. Теоретически, <text:span text:style-name="T1">BIOS</text:span> и Ось должны равномерно распределять порты/прерывания между устройствами, однако, практически они нередко впадают в грубые ошибки.</text:p>
      <text:p text:style-name="P6">Сохранив изменения в <text:span text:style-name="T1">boot</text:span>.<text:span text:style-name="T1">ini</text:span> файле, перезагрузитесь. Имейте ввиду, что если вы сделаете что-нибудь неправильно, система может наотрез отказаться загружаться! Если это произошло, подключите винчестер с упавшей <text:span text:style-name="T1">Windows</text:span> к системе с работающей <text:span text:style-name="T1">NT</text:span>, повестив его вторым (<text:span text:style-name="T1">Secondary</text:span> <text:span text:style-name="T1">Master</text:span> или <text:span text:style-name="T1">Primary</text:span>/<text:span text:style-name="T1">Secondary</text:span> <text:span text:style-name="T1">Slayer</text:span>) и скопируйте исправный <text:span text:style-name="T1">boot</text:span>.<text:span text:style-name="T1">ini</text:span> на свой диск. Ну или просто переустановите систему.</text:p>
      <text:p text:style-name="P7"/>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2">компонент ядра</text:p>
          </table:table-cell>
          <table:table-cell table:style-name="Таблица1.B1" office:value-type="string">
            <text:p text:style-name="P2">целевое назначение</text:p>
          </table:table-cell>
        </table:table-row>
        <table:table-row table:style-name="Таблица1.1">
          <table:table-cell table:style-name="Таблица1.A2" office:value-type="string">
            <text:p text:style-name="P3">NTOSKRNL.EXE</text:p>
          </table:table-cell>
          <table:table-cell table:style-name="Таблица1.B2" office:value-type="string">
            <text:p text:style-name="P1"><text:span text:style-name="T8">исполнительная система для однопроцессорных ПК </text:span><text:span text:style-name="T9">c</text:span><text:span text:style-name="T8"> физической памятью 4 ГБ или меньше</text:span></text:p>
          </table:table-cell>
        </table:table-row>
        <table:table-row table:style-name="Таблица1.1">
          <table:table-cell table:style-name="Таблица1.A3" office:value-type="string">
            <text:p text:style-name="P1"><text:span text:style-name="T1">NTKRNLMP</text:span>.<text:span text:style-name="T1">EXE</text:span></text:p>
          </table:table-cell>
          <table:table-cell table:style-name="Таблица1.B3" office:value-type="string">
            <text:p text:style-name="P4">исполнительная система для многопроцессорных ПК с физической 4 ГБ или меньше</text:p>
          </table:table-cell>
        </table:table-row>
        <table:table-row table:style-name="Таблица1.1">
          <table:table-cell table:style-name="Таблица1.A4" office:value-type="string">
            <text:p text:style-name="P1"><text:span text:style-name="T1">NTKRNLPA</text:span>.<text:span text:style-name="T1">EXE</text:span></text:p>
          </table:table-cell>
          <table:table-cell table:style-name="Таблица1.B4" office:value-type="string">
            <text:p text:style-name="P1"><text:span text:style-name="T8">исполнительная система для однопроцессорных ПК </text:span><text:span text:style-name="T9">c</text:span><text:span text:style-name="T8"> физической памятью свыше 4 ГБ</text:span></text:p>
          </table:table-cell>
        </table:table-row>
        <table:table-row table:style-name="Таблица1.1">
          <table:table-cell table:style-name="Таблица1.A5" office:value-type="string">
            <text:p text:style-name="P1"><text:span text:style-name="T1">NTKRPAMP</text:span>.<text:span text:style-name="T1">EXE</text:span></text:p>
          </table:table-cell>
          <table:table-cell table:style-name="Таблица1.B5" office:value-type="string">
            <text:p text:style-name="P4">исполнительная система для многопроцессорных ПК с физической памятью свыше 4 ГБ</text:p>
          </table:table-cell>
        </table:table-row>
        <table:table-row table:style-name="Таблица1.1">
          <table:table-cell table:style-name="Таблица1.A6" office:value-type="string">
            <text:p text:style-name="P1"><text:span text:style-name="T1">HAL</text:span>.<text:span text:style-name="T1">DLL</text:span></text:p>
          </table:table-cell>
          <table:table-cell table:style-name="Таблица1.B6" office:value-type="string">
            <text:p text:style-name="P1"><text:span text:style-name="T8">стандартный </text:span><text:span text:style-name="T9">HAL</text:span><text:span text:style-name="T8"> (не </text:span><text:span text:style-name="T9">ACPI</text:span><text:span text:style-name="T8">, не </text:span><text:span text:style-name="T9">APIC</text:span><text:span text:style-name="T8">)</text:span></text:p>
          </table:table-cell>
        </table:table-row>
        <table:table-row table:style-name="Таблица1.1">
          <table:table-cell table:style-name="Таблица1.A7" office:value-type="string">
            <text:p text:style-name="P1"><text:span text:style-name="T1">HAL</text:span>486<text:span text:style-name="T1">C</text:span>.<text:span text:style-name="T1">DLL</text:span></text:p>
          </table:table-cell>
          <table:table-cell table:style-name="Таблица1.B7" office:value-type="string">
            <text:p text:style-name="P1"><text:span text:style-name="T9">HAL </text:span><text:span text:style-name="T8">для</text:span><text:span text:style-name="T9"> i486 C-Step </text:span><text:span text:style-name="T8">систем</text:span></text:p>
          </table:table-cell>
        </table:table-row>
        <table:table-row table:style-name="Таблица1.1">
          <table:table-cell table:style-name="Таблица1.A8" office:value-type="string">
            <text:p text:style-name="P1"><text:span text:style-name="T1">HALAPIC</text:span>.<text:span text:style-name="T1">DLL</text:span></text:p>
          </table:table-cell>
          <table:table-cell table:style-name="Таблица1.B8" office:value-type="string">
            <text:p text:style-name="P1"><text:span text:style-name="T8">однопроцессорная версия </text:span><text:span text:style-name="T9">HALMPS</text:span><text:span text:style-name="T8">.</text:span><text:span text:style-name="T9">DLL</text:span><text:span text:style-name="T8"> (не </text:span><text:span text:style-name="T9">ACPI</text:span><text:span text:style-name="T8">, </text:span><text:span text:style-name="T9">APIC</text:span><text:span text:style-name="T8">)</text:span></text:p>
          </table:table-cell>
        </table:table-row>
        <table:table-row table:style-name="Таблица1.1">
          <table:table-cell table:style-name="Таблица1.A9" office:value-type="string">
            <text:p text:style-name="P3">HALAST.DLL</text:p>
          </table:table-cell>
          <table:table-cell table:style-name="Таблица1.B9" office:value-type="string">
            <text:p text:style-name="P1"><text:span text:style-name="T8">для симметричных многопроцессорных систем от компании </text:span><text:span text:style-name="T9">AST</text:span></text:p>
          </table:table-cell>
        </table:table-row>
        <table:table-row table:style-name="Таблица1.1">
          <table:table-cell table:style-name="Таблица1.A10" office:value-type="string">
            <text:p text:style-name="P1"><text:span text:style-name="T1">HALMPS</text:span>.<text:span text:style-name="T1">DLL</text:span></text:p>
          </table:table-cell>
          <table:table-cell table:style-name="Таблица1.B10" office:value-type="string">
            <text:p text:style-name="P1"><text:span text:style-name="T8">для большинства многопроцессорных систем на базе </text:span><text:span text:style-name="T9">Intel</text:span><text:span text:style-name="T8"> (не </text:span><text:span text:style-name="T9">ACPI</text:span><text:span text:style-name="T8">, </text:span><text:span text:style-name="T9">APIC</text:span><text:span text:style-name="T8">)</text:span></text:p>
          </table:table-cell>
        </table:table-row>
        <table:table-row table:style-name="Таблица1.1">
          <table:table-cell table:style-name="Таблица1.A11" office:value-type="string">
            <text:p text:style-name="P1">HALACPI.DLL</text:p>
          </table:table-cell>
          <table:table-cell table:style-name="Таблица1.B11" office:value-type="string">
            <text:p text:style-name="P1"><text:span text:style-name="T8">однопроцессорный </text:span><text:span text:style-name="T9">HAL</text:span><text:span text:style-name="T8"> с поддержкой </text:span><text:span text:style-name="T9">ACPI</text:span><text:span text:style-name="T8">, не </text:span><text:span text:style-name="T9">APIC</text:span></text:p>
          </table:table-cell>
        </table:table-row>
        <table:table-row table:style-name="Таблица1.1">
          <table:table-cell table:style-name="Таблица1.A12" office:value-type="string">
            <text:p text:style-name="P1">HALAACPI.DLL</text:p>
          </table:table-cell>
          <table:table-cell table:style-name="Таблица1.B12" office:value-type="string">
            <text:p text:style-name="P1"><text:span text:style-name="T8">однопроцессорный </text:span><text:span text:style-name="T9">HAL</text:span><text:span text:style-name="T8"> с поддержкой </text:span><text:span text:style-name="T9">ACPI</text:span><text:span text:style-name="T8"> и </text:span><text:span text:style-name="T9">APIC</text:span></text:p>
          </table:table-cell>
        </table:table-row>
        <table:table-row table:style-name="Таблица1.1">
          <table:table-cell table:style-name="Таблица1.A13" office:value-type="string">
            <text:p text:style-name="P1">HALMACPI.DLL</text:p>
          </table:table-cell>
          <table:table-cell table:style-name="Таблица1.B13" office:value-type="string">
            <text:p text:style-name="P1"><text:span text:style-name="T8">многопроцессорный </text:span><text:span text:style-name="T9">HAL</text:span><text:span text:style-name="T8"> с поддержкой </text:span><text:span text:style-name="T9">ACPI</text:span><text:span text:style-name="T8"> и </text:span><text:span text:style-name="T9">APIC</text:span></text:p>
          </table:table-cell>
        </table:table-row>
      </table:table>
      <text:p text:style-name="P8">Таблица <text:sequence text:ref-name="refTable0" text:name="Table" text:formula="ooow:Table+1" style:num-format="1">1</text:sequence> описание наиболее распространенных ядер</text:p>
      <text:h text:style-name="Heading_20_2" text:outline-level="2">разгон и его последствия</text:h>
      <text:p text:style-name="P6">Смена ядра не заставит процессор вычислять синус угла быстрее и уж точно не расширит пропускную способность интерфейсных шин. Популярные тестовые программы для измерения быстродействия ядер так же не годятся, поскольку не обнаруживают никакого прироста производительности, даже тогда, когда разница видна невооруженным взглядом. Почему так происходит? Все очень просто. "Быстрые" ядра отличаются от "медленных" прежде всего накладными расходами на диспетчеризацию прерываний и переключения контекста. Промежуток времени между двумя переключениями (условно называемый квантом) это целая вечность для процессора, в течении которой он успевает обсчитать множество тестовых задач, в результате чего длительность переключения контекста не учитывается. К тому же, при малом числе потоков, издержки от переключений между ними достаточно невелики, но стоит запустить параллельно с тестовой программой десяток-другой тяжеловесных приложений, как все измениться!</text:p>
      <text:p text:style-name="P6">Практика показывает, что на компьютерах, оснащенных <text:span text:style-name="T1">SDR</text:span>-памятью и процессорами с частотой менее 1 ГГц, <text:span text:style-name="T1">i</text:span>486-ядро существенно повышает "рекционноспособность" системы и работать с ней становится значительно приятнее. Естественно, с ростом быстродействия компьютера этот выигрыш стремительно тает, хотя все же остается заметным. Попутно <text:soft-page-break/>исчезают конфликты присущие не вполне <text:span text:style-name="T1">ACPI</text:span>-совместимым устройствам, драйверам и <text:span text:style-name="T1">BIOS</text:span>'ам. На смену им приходят конфликты с древней версией ядра, на совместимость с которой ни устройства, ни драйвера, ни <text:span text:style-name="T1">BIOS</text:span>'ы вообще никем не тестировались.</text:p>
      <text:p text:style-name="P6">Как поведет себя 486-ядро в вашей системе – заранее неизвестно и выяснить это можно лишь экспериментально.</text:p>
      <text:h text:style-name="Heading_20_2" text:outline-level="2">&gt;&gt;&gt; врезка внутри ядра</text:h>
      <text:p text:style-name="P6">Существуют ли теоретические обоснования почему <text:span text:style-name="T1">i</text:span>486-ядро увеличивает быстродействие компьютера? Да, существуют и хотя до сих пор не ясен конкретный вклад каждого из них, общая картина событий выглядит скорее тривиальной, чем удивительной.</text:p>
      <text:p text:style-name="P6">Начнем с того, что поддержка многопроцессорности не проходит бесследно и налагает на архитектуру ядра определенный отпечаток, заставляя его решать те задачи, которые на однопроцессорных машинах просто не возникают. Взять хотя бы проблему когерентности, т.е. согласованности данных. Представьте себе, что произойдет, если один процессор обратиться к недостроенной структуре данных, конструируемой другим процессором. Чтобы этого избежать в каждый момент времени только один процессор может модифицировать данные, а остальные блокируются при помощи спинлуков (от английского <text:span text:style-name="T1">spin</text:span> <text:span text:style-name="T1">lock </text:span>– взаимоблокировка). В однопроцессорных системам спинлуки лишены смысла и должны заменяться на <text:span text:style-name="T1">NOP</text:span>'ы, однако, в <text:span text:style-name="T1">Windows</text:span> так не происходит и профилировка показывает, что большую часть отведенного ему процессорного времени ядро расходует именно на спинлуки! И это еще далеко не все! Алгоритмы, эффективно исполняющиеся на двух или даже четырех процессорах далеко не всегда демонстрируют свою эффективность на одном. Судя по всему, во времена 486-процессоров <text:span text:style-name="T1">Microsoft</text:span> поддерживала независимые ядра, оптимизируя каждую конфигурацию по отдельности. Когда же аппаратные возможности персональных компьютеров возросли, она с облечением свела все ядра воедино. Дизассемблирование доказывает, что однопроцессорная версия ядра практически во всем повторяет многопроцессорную, и работает намного медленнее, чем хотелось бы.</text:p>
      <text:p text:style-name="P6">Другой источник тормознутости – этот пресловутый <text:span text:style-name="T1">Plug</text:span> <text:span text:style-name="T1">and</text:span> <text:span text:style-name="T1">Pray</text:span>. Древние ядра самостоятельно обслуживали шины, <text:span text:style-name="T1">DMA</text:span> и прочие устройства, за каждым из которых жестко закреплялось свое пространство адресов ввода-вывода, свой <text:span text:style-name="T1">IRQ</text:span> и свой канал <text:span text:style-name="T1">DMA</text:span>. Теперь же все значительно усложнилось и… затормозилось. Ядро абстрагировалось от конкретного оборудования и перешло на виртуальные шины, эмулируемые драйверами соответствующих устройств. Билли ухитрился испоганить все, включая схему обработки прерываний. Это раньше диспетчер знал все прерывания в лицо, а теперь вынужден постоянно обращаться к базе данных, выясняя какой вектор какому устройству принадлежит (ведь системные ресурсы могут динамически переназначаться во время работы)!</text:p>
      <text:h text:style-name="Heading_20_2" text:outline-level="2">заключение</text:h>
      <text:p text:style-name="P6">Единого мнения по поводу целесообразности перехода на 486-ядро как не было, так и нет. Сообщения о реально проведенных экспериментах носят единичный характер и статистики по ним не постоишь. Тем не менее, разгон <text:span text:style-name="T1">Windows</text:span> это достаточно тривиальная и безопасная операция, намного более безопасная, чем разгон процессора, например. Обращаясь ко всем читателям, автор предлагает организовать широкомасштабный эксперимент, – меняйте ядра и оставляйте свои впечатления на сайте журнала. Должны же мы в конце концов узнать дает ли 486-ядро реальный выигрыш или нет!</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modern"/>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ru" fo:country="RU"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212cm" fo:margin-bottom="0.212cm" loext:contextual-spacing="false"/>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ris Kaspersky</dc:creator>
    <dc:date>2004-07-07T05:02:00</dc:date>
    <meta:editing-cycles>141</meta:editing-cycles>
    <meta:editing-duration>PT4H14M</meta:editing-duration>
    <meta:document-statistic meta:table-count="1" meta:image-count="0" meta:object-count="0" meta:page-count="3" meta:paragraph-count="53" meta:word-count="1509" meta:character-count="11364" meta:non-whitespace-character-count="9902"/>
    <meta:generator>LibreOffice/5.1.4.2$Windows_x86 LibreOffice_project/f99d75f39f1c57ebdd7ffc5f42867c12031db97a</meta:generator>
  </office:meta>
</office:document-meta>
</file>